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Arial" fo:font-size="10pt" officeooo:rsid="0018e000" officeooo:paragraph-rsid="0018e000" style:font-size-asian="10pt" style:font-size-complex="10pt"/>
    </style:style>
    <style:style style:name="P2" style:family="paragraph" style:parent-style-name="Standard" style:list-style-name="L1">
      <style:text-properties style:font-name="Arial" fo:font-size="10pt" officeooo:rsid="0018e000" officeooo:paragraph-rsid="001c7369" style:font-size-asian="10pt" style:font-size-complex="10pt"/>
    </style:style>
    <style:style style:name="P3" style:family="paragraph" style:parent-style-name="Standard" style:list-style-name="L1">
      <style:text-properties style:font-name="Arial" fo:font-size="10pt" officeooo:rsid="0018e000" officeooo:paragraph-rsid="0026fa13" style:font-size-asian="10pt" style:font-size-complex="10pt"/>
    </style:style>
    <style:style style:name="P4" style:family="paragraph" style:parent-style-name="Standard" style:list-style-name="L1">
      <style:text-properties style:font-name="Arial" fo:font-size="10pt" officeooo:rsid="0018e000" officeooo:paragraph-rsid="002de4ac" style:font-size-asian="10pt" style:font-size-complex="10pt"/>
    </style:style>
    <style:style style:name="P5" style:family="paragraph" style:parent-style-name="Standard" style:list-style-name="L1">
      <style:text-properties style:font-name="Arial" fo:font-size="10pt" officeooo:rsid="0018e000" officeooo:paragraph-rsid="002f5365" style:font-size-asian="10pt" style:font-size-complex="10pt"/>
    </style:style>
    <style:style style:name="P6" style:family="paragraph" style:parent-style-name="Standard" style:list-style-name="L1">
      <style:paragraph-properties fo:text-align="center" style:justify-single-word="false"/>
      <style:text-properties style:font-name="Arial" fo:font-size="10pt" officeooo:rsid="0018e000" officeooo:paragraph-rsid="0025823e" style:font-size-asian="10pt" style:font-size-complex="10pt"/>
    </style:style>
    <style:style style:name="P7" style:family="paragraph" style:parent-style-name="Standard">
      <style:text-properties style:font-name="Arial" fo:font-size="10pt" officeooo:rsid="00195585" officeooo:paragraph-rsid="00195585" style:font-size-asian="10pt" style:font-size-complex="10pt"/>
    </style:style>
    <style:style style:name="P8" style:family="paragraph" style:parent-style-name="Standard" style:list-style-name="L1">
      <style:text-properties style:font-name="Arial" fo:font-size="10pt" officeooo:rsid="00195585" officeooo:paragraph-rsid="00195585" style:font-size-asian="10pt" style:font-size-complex="10pt"/>
    </style:style>
    <style:style style:name="P9" style:family="paragraph" style:parent-style-name="Standard" style:list-style-name="L1">
      <style:text-properties style:font-name="Arial" fo:font-size="10pt" officeooo:rsid="00195585" officeooo:paragraph-rsid="00296d29" style:font-size-asian="10pt" style:font-size-complex="10pt"/>
    </style:style>
    <style:style style:name="P10" style:family="paragraph" style:parent-style-name="Standard" style:list-style-name="L1">
      <style:text-properties style:font-name="Arial" fo:font-size="10pt" officeooo:rsid="00195585" officeooo:paragraph-rsid="002ca7b1" style:font-size-asian="10pt" style:font-size-complex="10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0pt" officeooo:rsid="001d35bf" officeooo:paragraph-rsid="001d35bf" style:font-size-asian="10pt" style:font-size-complex="10pt"/>
    </style:style>
    <style:style style:name="P12" style:family="paragraph" style:parent-style-name="Heading_20_2">
      <style:paragraph-properties fo:text-align="center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3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195585"/>
    </style:style>
    <style:style style:name="T2" style:family="text">
      <style:text-properties officeooo:rsid="001c736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d35bf" style:font-weight-asian="bold" style:font-weight-complex="bold"/>
    </style:style>
    <style:style style:name="T5" style:family="text">
      <style:text-properties fo:font-weight="bold" officeooo:rsid="00195585" style:font-weight-asian="bold" style:font-weight-complex="bold"/>
    </style:style>
    <style:style style:name="T6" style:family="text">
      <style:text-properties fo:font-weight="bold" officeooo:rsid="001c7369" style:font-weight-asian="bold" style:font-weight-complex="bold"/>
    </style:style>
    <style:style style:name="T7" style:family="text">
      <style:text-properties fo:font-weight="bold" officeooo:rsid="002093dc" style:font-weight-asian="bold" style:font-weight-complex="bold"/>
    </style:style>
    <style:style style:name="T8" style:family="text">
      <style:text-properties fo:font-weight="bold" officeooo:rsid="00228b52" style:font-weight-asian="bold" style:font-weight-complex="bold"/>
    </style:style>
    <style:style style:name="T9" style:family="text">
      <style:text-properties officeooo:rsid="001d35bf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296d29" style:font-style-asian="italic" style:font-style-complex="italic"/>
    </style:style>
    <style:style style:name="T12" style:family="text">
      <style:text-properties fo:font-style="italic" officeooo:rsid="002ca7b1" style:font-style-asian="italic" style:font-style-complex="italic"/>
    </style:style>
    <style:style style:name="T13" style:family="text">
      <style:text-properties fo:font-style="italic" officeooo:rsid="00195585" style:font-style-asian="italic" style:font-style-complex="italic"/>
    </style:style>
    <style:style style:name="T14" style:family="text">
      <style:text-properties fo:font-style="italic" officeooo:rsid="002de4ac" style:font-style-asian="italic" style:font-style-complex="italic"/>
    </style:style>
    <style:style style:name="T15" style:family="text">
      <style:text-properties fo:font-style="italic" officeooo:rsid="002f5365" style:font-style-asian="italic" style:font-style-complex="italic"/>
    </style:style>
    <style:style style:name="T16" style:family="text">
      <style:text-properties officeooo:rsid="002093dc"/>
    </style:style>
    <style:style style:name="T17" style:family="text">
      <style:text-properties officeooo:rsid="00228b52"/>
    </style:style>
    <style:style style:name="T18" style:family="text">
      <style:text-properties style:font-name="Liberation Sans" fo:font-size="16.1000003814697pt" style:text-underline-style="solid" style:text-underline-width="auto" style:text-underline-color="font-color" fo:font-weight="normal" officeooo:rsid="00228b52" style:font-name-asian="Noto Sans CJK SC Regular" style:font-size-asian="16.1000003814697pt" style:font-weight-asian="normal" style:font-name-complex="FreeSans" style:font-size-complex="16.1000003814697pt" style:font-weight-complex="normal"/>
    </style:style>
    <style:style style:name="T19" style:family="text">
      <style:text-properties style:font-name="Liberation Sans" fo:font-size="16.1000003814697pt" style:text-underline-style="solid" style:text-underline-width="auto" style:text-underline-color="font-color" fo:font-weight="normal" officeooo:rsid="002582d8" style:font-name-asian="Noto Sans CJK SC Regular" style:font-size-asian="16.1000003814697pt" style:font-weight-asian="normal" style:font-name-complex="FreeSans" style:font-size-complex="16.1000003814697pt" style:font-weight-complex="normal"/>
    </style:style>
    <style:style style:name="T20" style:family="text">
      <style:text-properties fo:font-style="normal" officeooo:rsid="00195585" style:font-style-asian="normal" style:font-style-complex="normal"/>
    </style:style>
    <style:style style:name="T21" style:family="text">
      <style:text-properties fo:font-style="normal" officeooo:rsid="002de4ac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Projet Piz’aioli – Béziers – Alice Gabbana</text:h>
      <text:p text:style-name="P11"/>
      <text:h text:style-name="P12" text:outline-level="2">User Stories : Visiteur ou utilisateur loggué</text:h>
      <text:p text:style-name="P7"/>
      <text:list xml:id="list3341194658467240871" text:style-name="L1">
        <text:list-item>
          <text:p text:style-name="P8"><text:span text:style-name="T10">Layout </text:span>: <text:span text:style-name="T3">En tant <text:s/>que</text:span> visiteur ou utilisateur loggué <text:span text:style-name="T3">je veux</text:span> pouvoir voir la barre de navigation ainsi que mon panier affichant le nombre d’article qu’il contient <text:span text:style-name="T4">afin d’avoir</text:span><text:span text:style-name="T9"> un accès permanent à ces fonctions<text:line-break/></text:span></text:p>
        </text:list-item>
        <text:list-item>
          <text:p text:style-name="P1"><text:span text:style-name="T10">LandingPage</text:span> : <text:span text:style-name="T5">En tant que</text:span><text:span text:style-name="T1"> visiteur ou utilisateur loggué </text:span><text:span text:style-name="T5">je veux</text:span><text:span text:style-name="T1"> pouvoir voir la « pizza du jour » sélectionnée par l’administrateur via le backend </text:span><text:span text:style-name="T5">afin de</text:span><text:span text:style-name="T1"> voir les éventuelles nouveautés ou promo dés mon arrivé sur le site<text:line-break/></text:span></text:p>
        </text:list-item>
        <text:list-item>
          <text:p text:style-name="P2"><text:span text:style-name="T10">Liste Pizzas</text:span> : <text:span text:style-name="T6">En tant que</text:span><text:span text:style-name="T2"> visiteur ou utilisateur loggué </text:span><text:span text:style-name="T6">je veux</text:span><text:span text:style-name="T2"> pouvoir voir la liste des pizzas classées par type de base avec leurs ingrédients et leurs prix </text:span><text:span text:style-name="T6">afin </text:span><text:span text:style-name="T2">d’avoir directement sur cette page toutes ces infos<text:line-break/></text:span></text:p>
        </text:list-item>
        <text:list-item>
          <text:p text:style-name="P2"><text:span text:style-name="T10">Map </text:span>: <text:span text:style-name="T6">En tant que</text:span><text:span text:style-name="T2"> visiteur ou utilisateur loggué </text:span><text:span text:style-name="T6">je veux</text:span><text:span text:style-name="T2"> pouvoir voir les informations de la société ainsi qu’une carte d’où se situe la pizzeria </text:span><text:span text:style-name="T6">afin</text:span><text:span text:style-name="T2"> de situer ou se trouve la pizzeria et savoir comment la contacter<text:line-break/></text:span></text:p>
        </text:list-item>
        <text:list-item>
          <text:p text:style-name="P1"><text:span text:style-name="T10">Inscription </text:span>: <text:span text:style-name="T7">En tant que</text:span><text:span text:style-name="T16"> visiteur </text:span><text:span text:style-name="T7">je veux</text:span><text:span text:style-name="T16"> pouvoir me créer un compte en ligne sur le site </text:span><text:span text:style-name="T7">afin de</text:span><text:span text:style-name="T16"> pouvoir me connecter en tant qu’utilisateur loggué<text:line-break/></text:span></text:p>
        </text:list-item>
        <text:list-item>
          <text:p text:style-name="P4"><text:span text:style-name="T10">Connexion </text:span>: <text:span text:style-name="T8">En tant que</text:span><text:span text:style-name="T17"> visiteur </text:span><text:span text:style-name="T8">je veux</text:span><text:span text:style-name="T17"> pouvoir me logguer </text:span><text:span text:style-name="T8">afin de</text:span><text:span text:style-name="T17"> devenir utilisateur loggué<text:line-break/></text:span></text:p>
        </text:list-item>
        <text:list-item>
          <text:p text:style-name="P5"><text:span text:style-name="T13">Gestion du panier </text:span><text:span text:style-name="T14">ajout </text:span><text:span text:style-name="T1">: </text:span><text:span text:style-name="T5">En tant que</text:span><text:span text:style-name="T1"> visiteur ou utilisateur loggué </text:span><text:span text:style-name="T5">je veux</text:span><text:span text:style-name="T1"> pouvoir ajouter des pizzas dans mon panier </text:span><text:span text:style-name="T5">afin de</text:span><text:span text:style-name="T1"> passer commande<text:line-break/></text:span></text:p>
        </text:list-item>
        <text:list-item>
          <text:p text:style-name="P5"><text:span text:style-name="T13">Gestion du panier </text:span><text:span text:style-name="T15">voir contenu </text:span><text:span text:style-name="T1">: </text:span><text:span text:style-name="T5">En tant que</text:span><text:span text:style-name="T1"> visiteur ou utilisateur loggué </text:span><text:span text:style-name="T5">je veux</text:span><text:span text:style-name="T1"> pouvoir voir le contenu de mon panier </text:span><text:span text:style-name="T5">afin de</text:span><text:span text:style-name="T1"> vérifier si ma commande est complète</text:span></text:p>
          <text:p text:style-name="P5"><text:span text:style-name="T13"/></text:p>
        </text:list-item>
        <text:list-item>
          <text:p text:style-name="P5"><text:span text:style-name="T13">Gestion du panier </text:span><text:span text:style-name="T15">supression</text:span><text:span text:style-name="T14"> </text:span><text:span text:style-name="T1">: </text:span><text:span text:style-name="T5">En tant que</text:span><text:span text:style-name="T1"> visiteur ou utilisateur loggué </text:span><text:span text:style-name="T5">je veux</text:span><text:span text:style-name="T1"> pouvoir vider mon panier </text:span><text:span text:style-name="T5">afin de</text:span><text:span text:style-name="T1"> refaire ma commande si besoin<text:line-break/><text:line-break/></text:span></text:p>
          <text:p text:style-name="P6"><text:span text:style-name="T18">User Stories : </text:span><text:span text:style-name="T19">Administrateur</text:span></text:p>
          <text:p text:style-name="P6"><text:span text:style-name="T17"><text:line-break/></text:span></text:p>
        </text:list-item>
        <text:list-item>
          <text:p text:style-name="P3"><text:span text:style-name="T10">Connexion </text:span>: <text:span text:style-name="T8">En tant que</text:span><text:span text:style-name="T17"> Administrateur </text:span><text:span text:style-name="T8">je veux</text:span><text:span text:style-name="T17"> pouvoir me logguer </text:span><text:span text:style-name="T8">afin </text:span><text:span text:style-name="T17">d’avoir accès au backend administrateur</text:span></text:p>
          <text:p text:style-name="P3"/>
        </text:list-item>
        <text:list-item>
          <text:p text:style-name="P9"><text:span text:style-name="T10">Admin Backend</text:span> : <text:span text:style-name="T8">En tant que</text:span><text:span text:style-name="T17"> Administrateur </text:span><text:span text:style-name="T8">je veux</text:span><text:span text:style-name="T17"> voir sur une page la liste des actions que je peux effectuer </text:span><text:span text:style-name="T8">afin </text:span><text:span text:style-name="T17">d’administrer le site</text:span><text:line-break/></text:p>
        </text:list-item>
        <text:list-item>
          <text:p text:style-name="P9"><text:span text:style-name="T10">CRUD pizza </text:span><text:span text:style-name="T11">suppression</text:span><text:span text:style-name="T10"> </text:span>: <text:span text:style-name="T8">En tant que</text:span><text:span text:style-name="T17"> Administrateur </text:span><text:span text:style-name="T8">je veux</text:span><text:span text:style-name="T17"> pouvoir supprimer des pizzas de la carte </text:span><text:span text:style-name="T8">afin</text:span><text:span text:style-name="T17"> qu’elle ne soit plus proposer à la vente</text:span></text:p>
          <text:p text:style-name="P9"/>
        </text:list-item>
        <text:list-item>
          <text:p text:style-name="P9"><text:span text:style-name="T10">CRUD pizza </text:span><text:span text:style-name="T11">ajout </text:span>: <text:span text:style-name="T8">En tant que</text:span><text:span text:style-name="T17"> Administrateur </text:span><text:span text:style-name="T8">je veux</text:span><text:span text:style-name="T17"> pouvoir avoir accès à un formulaire </text:span><text:span text:style-name="T8">afin de</text:span><text:span text:style-name="T17"> pouvoir ajouter des pizzas à la carte</text:span><text:line-break/></text:p>
        </text:list-item>
        <text:list-item>
          <text:p text:style-name="P10"><text:span text:style-name="T12">Édition </text:span><text:span text:style-name="T10">info société</text:span> : <text:span text:style-name="T8">En tant que</text:span><text:span text:style-name="T17"> Administrateur </text:span><text:span text:style-name="T8">je veux</text:span><text:span text:style-name="T17"> pouvoir éditer les informations administratives de ma société </text:span><text:span text:style-name="T8">afin de</text:span><text:span text:style-name="T17"> mettre à jour les informations que les visiteurs verront sur la page « Venir nous voir »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6T16:41:18.418110330</meta:creation-date>
    <dc:date>2017-02-06T18:57:23.977901497</dc:date>
    <meta:editing-duration>PT2H15M56S</meta:editing-duration>
    <meta:editing-cycles>22</meta:editing-cycles>
    <meta:generator>LibreOffice/5.1.4.2$Linux_X86_64 LibreOffice_project/10m0$Build-2</meta:generator>
    <meta:document-statistic meta:table-count="0" meta:image-count="0" meta:object-count="0" meta:page-count="1" meta:paragraph-count="21" meta:word-count="439" meta:character-count="2455" meta:non-whitespace-character-count="2037"/>
  </office:meta>
</office:document-meta>
</file>